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</office:font-face-decls>
  <office:automatic-styles>
    <style:style style:name="P1" style:family="paragraph" style:parent-style-name="Default_20_Drawing_20_Style">
      <style:paragraph-properties fo:margin-left="0in" fo:margin-right="0in" style:line-height-at-least="0in" fo:text-align="start" style:justify-single-word="false" fo:text-indent="0in" style:auto-text-indent="false" style:writing-mode="lr-tb">
        <style:tab-stops>
          <style:tab-stop style:position="0.1965in"/>
        </style:tab-stops>
      </style:paragraph-properties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1e4804" officeooo:paragraph-rsid="001e4804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1e4804" officeooo:paragraph-rsid="001e4804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1e4804" officeooo:paragraph-rsid="001e4804" fo:background-color="transparent"/>
    </style:style>
    <style:style style:name="P5" style:family="paragraph" style:parent-style-name="Standard">
      <style:text-properties officeooo:rsid="001e4804" officeooo:paragraph-rsid="001e4804"/>
    </style:style>
    <style:style style:name="P6" style:family="paragraph" style:parent-style-name="Standard">
      <style:text-properties officeooo:rsid="00214bc5" officeooo:paragraph-rsid="00214bc5"/>
    </style:style>
    <style:style style:name="P7" style:family="paragraph" style:parent-style-name="Standard">
      <style:text-properties officeooo:rsid="00214bc5" officeooo:paragraph-rsid="002a3201"/>
    </style:style>
    <style:style style:name="P8" style:family="paragraph" style:parent-style-name="Standard">
      <style:text-properties officeooo:rsid="0021c77e" officeooo:paragraph-rsid="00214bc5"/>
    </style:style>
    <style:style style:name="P9" style:family="paragraph" style:parent-style-name="Standard">
      <style:text-properties officeooo:rsid="0021c77e" officeooo:paragraph-rsid="0021c77e"/>
    </style:style>
    <style:style style:name="P10" style:family="paragraph" style:parent-style-name="Standard">
      <style:text-properties officeooo:rsid="0021c77e" officeooo:paragraph-rsid="002a3201"/>
    </style:style>
    <style:style style:name="P11" style:family="paragraph" style:parent-style-name="Standard">
      <style:text-properties officeooo:rsid="002870e1" officeooo:paragraph-rsid="002870e1"/>
    </style:style>
    <style:style style:name="P12" style:family="paragraph" style:parent-style-name="Standard">
      <style:text-properties officeooo:rsid="002a3201" officeooo:paragraph-rsid="002a3201"/>
    </style:style>
    <style:style style:name="P13" style:family="paragraph" style:parent-style-name="Standard">
      <style:text-properties officeooo:rsid="002eb331" officeooo:paragraph-rsid="002eb331"/>
    </style:style>
    <style:style style:name="P14" style:family="paragraph" style:parent-style-name="Standard">
      <style:text-properties officeooo:rsid="00303d32" officeooo:paragraph-rsid="00303d32"/>
    </style:style>
    <style:style style:name="P15" style:family="paragraph" style:parent-style-name="Standard">
      <style:text-properties officeooo:paragraph-rsid="00303d32"/>
    </style:style>
    <style:style style:name="T1" style:family="text">
      <style:text-properties fo:color="#bbbbbb" loext:opacity="100%"/>
    </style:style>
    <style:style style:name="T2" style:family="text">
      <style:text-properties fo:color="#bbbbbb" loext:opacity="100%" fo:font-style="normal" style:text-underline-style="none" fo:font-weight="normal"/>
    </style:style>
    <style:style style:name="T3" style:family="text">
      <style:text-properties fo:color="#b00040" loext:opacity="100%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Liberation Sans" fo:font-size="9pt" style:font-size-asian="9pt"/>
    </style:style>
    <style:style style:name="T8" style:family="text">
      <style:text-properties fo:color="#000000" loext:opacity="100%" style:font-name="Noto Sans Devanagari" fo:font-size="12pt" style:font-size-asian="12pt"/>
    </style:style>
    <style:style style:name="T9" style:family="text">
      <style:text-properties fo:color="#008000" loext:opacity="100%" fo:font-weight="bold"/>
    </style:style>
    <style:style style:name="T10" style:family="text">
      <style:text-properties officeooo:rsid="0024bf6e"/>
    </style:style>
    <style:style style:name="T11" style:family="text">
      <style:text-properties officeooo:rsid="002b7e66"/>
    </style:style>
    <style:style style:name="T12" style:family="text">
      <style:text-properties officeooo:rsid="002d04e2"/>
    </style:style>
    <style:style style:name="T13" style:family="text">
      <style:text-properties officeooo:rsid="00303d32"/>
    </style:style>
    <style:style style:name="T14" style:family="text">
      <style:text-properties officeooo:rsid="00322d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class</text:span><text:span text:style-name="T1"> </text:span><text:span text:style-name="T5">AuthHandler</text:span><text:span text:style-name="T1"> </text:span><text:span text:style-name="T6">{</text:span></text:p>
      <text:p text:style-name="P2"><text:span text:style-name="T1"><text:tab/></text:span><text:span text:style-name="T9">private</text:span><text:span text:style-name="T1"> </text:span><text:span text:style-name="T3">int</text:span><text:span text:style-name="T1"> </text:span><text:span text:style-name="T6">id;</text:span></text:p>
      <text:p text:style-name="P3"><text:tab/></text:p>
      <text:p text:style-name="P2"><text:span text:style-name="T1"><text:tab/></text:span><text:span text:style-name="T9">public</text:span><text:span text:style-name="T1"> </text:span><text:span text:style-name="T3">bool</text:span><text:span text:style-name="T1"> </text:span><text:span text:style-name="T4">compareCreds</text:span><text:span text:style-name="T6">(</text:span><text:span text:style-name="T3">string</text:span><text:span text:style-name="T1"> </text:span><text:span text:style-name="T6">u1,</text:span><text:span text:style-name="T1"> </text:span><text:span text:style-name="T3">string</text:span><text:span text:style-name="T1"> </text:span><text:span text:style-name="T6">p1,</text:span><text:span text:style-name="T1"> </text:span><text:span text:style-name="T3">string</text:span><text:span text:style-name="T1"> </text:span><text:span text:style-name="T6">u2,</text:span><text:span text:style-name="T1"> </text:span><text:span text:style-name="T3">string</text:span><text:span text:style-name="T1"> </text:span><text:span text:style-name="T6">p2){};</text:span></text:p>
      <text:p text:style-name="P2"><text:span text:style-name="T1"><text:tab/></text:span><text:span text:style-name="T9">public</text:span><text:span text:style-name="T1"> </text:span><text:span text:style-name="T3">string</text:span><text:span text:style-name="T1"> </text:span><text:span text:style-name="T4">generateOTP</text:span><text:span text:style-name="T6">(</text:span><text:span text:style-name="T3">string</text:span><text:span text:style-name="T1"> </text:span><text:span text:style-name="T6">username){};</text:span></text:p>
      <text:p text:style-name="P2"><text:span text:style-name="T1"><text:tab/></text:span><text:span text:style-name="T9">public</text:span><text:span text:style-name="T1"> </text:span><text:span text:style-name="T3">string</text:span><text:span text:style-name="T1"> </text:span><text:span text:style-name="T4">generateSecret</text:span><text:span text:style-name="T6">(){};</text:span></text:p>
      <text:p text:style-name="P2"><text:span text:style-name="T1"><text:tab/></text:span><text:span text:style-name="T9">public</text:span><text:span text:style-name="T1"> </text:span><text:span text:style-name="T3">string</text:span><text:span text:style-name="T1"> </text:span><text:span text:style-name="T4">generatePasswordSalt</text:span><text:span text:style-name="T6">(){};</text:span></text:p>
      <text:p text:style-name="P2"><text:span text:style-name="T1"><text:tab/></text:span><text:span text:style-name="T9">public</text:span><text:span text:style-name="T1"> </text:span><text:span text:style-name="T3">string</text:span><text:span text:style-name="T1"> </text:span><text:span text:style-name="T4">generatePasswordHash</text:span><text:span text:style-name="T6">(</text:span><text:span text:style-name="T3">string</text:span><text:span text:style-name="T1"> </text:span><text:span text:style-name="T6">password,</text:span><text:span text:style-name="T1"> </text:span><text:span text:style-name="T3">string</text:span><text:span text:style-name="T1"> </text:span><text:span text:style-name="T6">salt){};</text:span></text:p>
      <text:p text:style-name="P4">}</text:p>
      <text:p text:style-name="P5"/>
      <text:p text:style-name="P7"/>
      <text:p text:style-name="P10">class User {</text:p>
      <text:p text:style-name="P10"><text:tab/>private int id;</text:p>
      <text:p text:style-name="P10"><text:tab/>private string name;</text:p>
      <text:p text:style-name="P10"><text:tab/>private string password;</text:p>
      <text:p text:style-name="P10"/>
      <text:p text:style-name="P10"><text:tab/><text:span text:style-name="T10">public void forgotPassword(){};</text:span></text:p>
      <text:p text:style-name="P10">}</text:p>
      <text:p text:style-name="P10"/>
      <text:p text:style-name="P6">class UserCatalog {</text:p>
      <text:p text:style-name="P6"><text:tab/>private int id;</text:p>
      <text:p text:style-name="P6"><text:tab/><text:span text:style-name="T13">public</text:span> List&lt;User&gt;;<text:tab/></text:p>
      <text:p text:style-name="P6"/>
      <text:p text:style-name="P6"><text:tab/>public bool UserExists(string username){};</text:p>
      <text:p text:style-name="P6">}</text:p>
      <text:p text:style-name="P8"/>
      <text:p text:style-name="P9"/>
      <text:p text:style-name="P11">class OneTimePassword {</text:p>
      <text:p text:style-name="P11"><text:tab/>private int id;</text:p>
      <text:p text:style-name="P11"><text:tab/>private string data;</text:p>
      <text:p text:style-name="P11"/>
      <text:p text:style-name="P11"><text:tab/>public bool verifyOtp(string username, string otp){};</text:p>
      <text:p text:style-name="P11">}</text:p>
      <text:p text:style-name="P11"/>
      <text:p text:style-name="P12">class Token {</text:p>
      <text:p text:style-name="P12"><text:tab/><text:span text:style-name="T12">private int id;</text:span></text:p>
      <text:p text:style-name="P12"><text:tab/><text:span text:style-name="T12">private string data;</text:span></text:p>
      <text:p text:style-name="P12">}</text:p>
      <text:p text:style-name="P12"/>
      <text:p text:style-name="P12">class TokenCatalog {</text:p>
      <text:p text:style-name="P12"><text:tab/>private int id;</text:p>
      <text:p text:style-name="P12"><text:tab/>public List&lt;Token&gt; <text:span text:style-name="T11">tokens;</text:span></text:p>
      <text:p text:style-name="P12"/>
      <text:p text:style-name="P12"><text:tab/><text:span text:style-name="T11">public Token generateToken(string application, string resource){};</text:span></text:p>
      <text:p text:style-name="P12">}</text:p>
      <text:p text:style-name="P11"/>
      <text:p text:style-name="P13">class Resource {</text:p>
      <text:p text:style-name="P13"><text:tab/>private int id;</text:p>
      <text:p text:style-name="P13"><text:tab/>private string uri;</text:p>
      <text:p text:style-name="P13">}</text:p>
      <text:p text:style-name="P13"><text:line-break/></text:p>
      <text:p text:style-name="P13"><text:soft-page-break/>class Application {</text:p>
      <text:p text:style-name="P13"><text:tab/>private int id;</text:p>
      <text:p text:style-name="P13"><text:tab/>private string name;</text:p>
      <text:p text:style-name="P13"><text:tab/><text:span text:style-name="T13">public</text:span> List&lt;Resource&gt; resources;</text:p>
      <text:p text:style-name="P13"/>
      <text:p text:style-name="P13"><text:tab/>public void addApiResource(string resourceUri){};</text:p>
      <text:p text:style-name="P13">}</text:p>
      <text:p text:style-name="P13"/>
      <text:p text:style-name="P14">class ApplicationCatalog {</text:p>
      <text:p text:style-name="P14"><text:tab/>private int id;</text:p>
      <text:p text:style-name="P14"><text:tab/>public List&lt;Application&gt; applications;</text:p>
      <text:p text:style-name="P14"/>
      <text:p text:style-name="P14"><text:tab/><text:span text:style-name="T14">public void updateApplicationRecord(string resoruceUri, string secret){};</text:span></text:p>
      <text:p text:style-name="P14"><text:tab/><text:span text:style-name="T14">public bool applicationExists(string application, string resource){};</text:span></text:p>
      <text:p text:style-name="P15"><text:span text:style-name="T13"><text:tab/></text:span><text:span text:style-name="T14">public bool verifySecret(string resource, string secret){};</text:span></text:p>
      <text:p text:style-name="P14">}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1:28:45.394406863</meta:creation-date>
    <dc:date>2024-04-24T21:59:54.486033340</dc:date>
    <meta:editing-duration>PT30M57S</meta:editing-duration>
    <meta:editing-cycles>21</meta:editing-cycles>
    <meta:generator>LibreOffice/24.2.0.3$Linux_X86_64 LibreOffice_project/420$Build-3</meta:generator>
    <meta:document-statistic meta:table-count="0" meta:image-count="0" meta:object-count="0" meta:page-count="2" meta:paragraph-count="52" meta:word-count="159" meta:character-count="1280" meta:non-whitespace-character-count="1136"/>
  </office:meta>
</office:document-meta>
</file>